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paragraph-rsid="001f7677"/>
    </style:style>
    <style:style style:name="P2" style:family="paragraph" style:parent-style-name="Horizontal_20_Line">
      <style:text-properties style:font-name="DejaVu Sans"/>
    </style:style>
    <style:style style:name="P3"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4"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5" style:family="paragraph" style:parent-style-name="Standard">
      <style:text-properties style:font-name="DejaVu Sans" officeooo:paragraph-rsid="0020f7cd"/>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list-style-name="L1">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1"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2"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3"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4"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5"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6" style:family="paragraph" style:parent-style-name="Standard" style:list-style-name="L1">
      <style:text-properties style:font-name="DejaVu Sans" fo:font-size="12pt" fo:font-style="normal" style:text-underline-style="none" officeooo:rsid="004c2ddb" officeooo:paragraph-rsid="004c2ddb" style:font-size-asian="12pt" style:font-style-asian="normal" style:font-size-complex="12pt" style:font-style-complex="normal"/>
    </style:style>
    <style:style style:name="P17" style:family="paragraph" style:parent-style-name="Standard" style:list-style-name="L1">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9" style:family="paragraph" style:parent-style-name="Standard" style:list-style-name="L1">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20"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21"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3"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24"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25"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6"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7"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28" style:family="paragraph" style:parent-style-name="Standard">
      <style:text-properties style:font-name="DejaVu Sans" officeooo:paragraph-rsid="004767a6"/>
    </style:style>
    <style:style style:name="P29" style:family="paragraph" style:parent-style-name="Standard" style:list-style-name="L1">
      <style:text-properties style:font-name="DejaVu Sans" fo:font-size="18pt" officeooo:rsid="0023f305" officeooo:paragraph-rsid="0023f305" style:font-size-asian="18pt" style:font-size-complex="18pt"/>
    </style:style>
    <style:style style:name="P30" style:family="paragraph" style:parent-style-name="Standard" style:list-style-name="L1">
      <style:text-properties style:font-name="DejaVu Sans" fo:font-size="18pt" officeooo:rsid="00224c26" officeooo:paragraph-rsid="00224c26" style:font-size-asian="18pt" style:font-size-complex="18pt"/>
    </style:style>
    <style:style style:name="P31" style:family="paragraph" style:parent-style-name="Standard" style:list-style-name="L1">
      <style:text-properties style:font-name="DejaVu Sans" fo:font-size="18pt" officeooo:paragraph-rsid="0022d507" style:font-size-asian="18pt" style:font-size-complex="18pt"/>
    </style:style>
    <style:style style:name="P32" style:family="paragraph" style:parent-style-name="Standard" style:list-style-name="L1">
      <style:text-properties style:font-name="DejaVu Sans" fo:font-size="18pt" fo:font-style="normal" style:text-underline-style="none" officeooo:rsid="00224c26" officeooo:paragraph-rsid="00224c26" style:font-size-asian="18pt" style:font-style-asian="normal" style:font-size-complex="18pt" style:font-style-complex="normal"/>
    </style:style>
    <style:style style:name="P33" style:family="paragraph" style:parent-style-name="Standard">
      <style:text-properties style:font-name="DejaVu Sans" fo:font-size="18pt" fo:font-style="normal" style:text-underline-style="none" officeooo:rsid="00224c26" officeooo:paragraph-rsid="00224c26" style:font-size-asian="18pt" style:font-style-asian="normal" style:font-size-complex="18pt" style:font-style-complex="normal"/>
    </style:style>
    <style:style style:name="P34" style:family="paragraph" style:parent-style-name="Standard" style:list-style-name="L1">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5" style:family="paragraph" style:parent-style-name="Standard">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6" style:family="paragraph" style:parent-style-name="Standard" style:list-style-name="L1">
      <style:text-properties style:font-name="DejaVu Sans" officeooo:rsid="002598ed" officeooo:paragraph-rsid="002598ed"/>
    </style:style>
    <style:style style:name="P37" style:family="paragraph" style:parent-style-name="Standard" style:list-style-name="L1">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38" style:family="paragraph" style:parent-style-name="Standard">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39"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40"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41" style:family="paragraph" style:parent-style-name="Standard" style:list-style-name="L1">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42" style:family="paragraph" style:parent-style-name="Standard" style:list-style-name="L1">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43" style:family="paragraph" style:parent-style-name="Standard" style:list-style-name="L1">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44" style:family="paragraph" style:parent-style-name="Standard" style:list-style-name="L1">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45" style:family="paragraph" style:parent-style-name="Standard" style:list-style-name="L1">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46" style:family="paragraph" style:parent-style-name="Standard" style:list-style-name="L1">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47" style:family="paragraph" style:parent-style-name="Standard" style:list-style-name="L1">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48" style:family="paragraph" style:parent-style-name="Standard">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49"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50" style:family="paragraph" style:parent-style-name="Standard" style:list-style-name="L1">
      <style:text-properties style:font-name="DejaVu Sans" fo:font-size="10pt" officeooo:rsid="003e9362" officeooo:paragraph-rsid="003e9362" style:font-size-asian="10pt" style:font-size-complex="10pt"/>
    </style:style>
    <style:style style:name="P51" style:family="paragraph" style:parent-style-name="Standard" style:list-style-name="L1">
      <style:text-properties style:font-name="DejaVu Sans" officeooo:paragraph-rsid="00267dbd"/>
    </style:style>
    <style:style style:name="P52" style:family="paragraph" style:parent-style-name="Standard" style:list-style-name="L1">
      <style:text-properties style:font-name="DejaVu Sans" officeooo:paragraph-rsid="00298b8a"/>
    </style:style>
    <style:style style:name="P53" style:family="paragraph" style:parent-style-name="Standard" style:list-style-name="L1">
      <style:text-properties style:font-name="DejaVu Sans" officeooo:paragraph-rsid="0031d2aa"/>
    </style:style>
    <style:style style:name="P54" style:family="paragraph" style:parent-style-name="Standard" style:list-style-name="L1">
      <style:text-properties style:font-name="DejaVu Sans" officeooo:paragraph-rsid="0033ce8b"/>
    </style:style>
    <style:style style:name="P55" style:family="paragraph" style:parent-style-name="Standard" style:list-style-name="L1">
      <style:text-properties style:font-name="DejaVu Sans" officeooo:paragraph-rsid="00369ff6"/>
    </style:style>
    <style:style style:name="P56" style:family="paragraph" style:parent-style-name="Standard" style:list-style-name="L1">
      <style:text-properties style:font-name="DejaVu Sans" officeooo:paragraph-rsid="004e84dc"/>
    </style:style>
    <style:style style:name="P57" style:family="paragraph" style:parent-style-name="Standard" style:list-style-name="L1">
      <style:text-properties style:font-name="DejaVu Sans" officeooo:rsid="004c2ddb" officeooo:paragraph-rsid="004c2ddb"/>
    </style:style>
    <style:style style:name="P58" style:family="paragraph" style:parent-style-name="Standard" style:list-style-name="L1">
      <style:paragraph-properties fo:break-before="page"/>
      <style:text-properties style:font-name="DejaVu Sans" fo:font-size="18pt" fo:font-style="normal" style:text-underline-style="none" officeooo:rsid="00224c26" officeooo:paragraph-rsid="00224c26" style:font-size-asian="18pt" style:font-style-asian="normal" style:font-size-complex="18pt" style:font-style-complex="normal"/>
    </style:style>
    <style:style style:name="P59" style:family="paragraph" style:parent-style-name="Standard" style:list-style-name="L1">
      <style:paragraph-properties fo:break-before="page"/>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60" style:family="paragraph" style:parent-style-name="Standard" style:list-style-name="L1">
      <style:paragraph-properties fo:break-before="page"/>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61" style:family="paragraph" style:parent-style-name="Standard" style:list-style-name="L1">
      <style:paragraph-properties fo:break-before="page"/>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T1" style:family="text">
      <style:text-properties fo:color="#cccccc" style:font-name="DejaVu Sans" fo:font-size="10pt" officeooo:rsid="002bdf73" style:font-size-asian="10pt" style:font-size-complex="10pt"/>
    </style:style>
    <style:style style:name="T2" style:family="text">
      <style:text-properties fo:color="#cccccc" style:font-name="DejaVu Sans" fo:font-size="10pt" officeooo:rsid="001f7677" style:font-size-asian="10pt" style:font-size-complex="10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222423" style:font-style-asian="normal" style:font-style-complex="normal"/>
    </style:style>
    <style:style style:name="T6" style:family="text">
      <style:text-properties fo:font-style="normal" style:text-underline-style="none" officeooo:rsid="0022d507" style:font-style-asian="normal" style:font-style-complex="normal"/>
    </style:style>
    <style:style style:name="T7" style:family="text">
      <style:text-properties fo:font-style="normal" style:text-underline-style="none" officeooo:rsid="002f509e" style:font-style-asian="normal" style:font-style-complex="normal"/>
    </style:style>
    <style:style style:name="T8" style:family="text">
      <style:text-properties fo:font-style="normal" style:text-underline-style="none" officeooo:rsid="003e9362" style:font-style-asian="normal" style:font-style-complex="normal"/>
    </style:style>
    <style:style style:name="T9" style:family="text">
      <style:text-properties fo:font-style="normal" style:text-underline-style="none" officeooo:rsid="0045589d" style:font-style-asian="normal" style:font-style-complex="normal"/>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normal" style:text-underline-style="none" officeooo:rsid="0020f7cd" style:font-size-asian="12pt" style:font-style-asian="normal" style:font-size-complex="12pt" style:font-style-complex="normal"/>
    </style:style>
    <style:style style:name="T12" style:family="text">
      <style:text-properties fo:font-size="12pt" fo:font-style="normal" style:text-underline-style="none" officeooo:rsid="00222423" style:font-size-asian="12pt" style:font-style-asian="normal" style:font-size-complex="12pt" style:font-style-complex="normal"/>
    </style:style>
    <style:style style:name="T13" style:family="text">
      <style:text-properties fo:font-size="12pt" fo:font-style="normal" style:text-underline-style="none" officeooo:rsid="00267dbd" style:font-size-asian="12pt" style:font-style-asian="normal" style:font-size-complex="12pt" style:font-style-complex="normal"/>
    </style:style>
    <style:style style:name="T14" style:family="text">
      <style:text-properties fo:font-size="12pt" fo:font-style="normal" style:text-underline-style="none" officeooo:rsid="00278c00" style:font-size-asian="12pt" style:font-style-asian="normal" style:font-size-complex="12pt" style:font-style-complex="normal"/>
    </style:style>
    <style:style style:name="T15" style:family="text">
      <style:text-properties fo:font-size="12pt" fo:font-style="normal" style:text-underline-style="none" officeooo:rsid="0031282a" style:font-size-asian="12pt" style:font-style-asian="normal" style:font-size-complex="12pt" style:font-style-complex="normal"/>
    </style:style>
    <style:style style:name="T16" style:family="text">
      <style:text-properties fo:font-size="12pt" fo:font-style="normal" style:text-underline-style="none" officeooo:rsid="0031d2aa" style:font-size-asian="12pt" style:font-style-asian="normal" style:font-size-complex="12pt" style:font-style-complex="normal"/>
    </style:style>
    <style:style style:name="T17" style:family="text">
      <style:text-properties fo:font-size="12pt" fo:font-style="normal" style:text-underline-style="none" officeooo:rsid="0034bc00" style:font-size-asian="12pt" style:font-style-asian="normal" style:font-size-complex="12pt" style:font-style-complex="normal"/>
    </style:style>
    <style:style style:name="T18" style:family="text">
      <style:text-properties fo:font-size="12pt" fo:font-style="normal" style:text-underline-style="none" officeooo:rsid="003539f7" style:font-size-asian="12pt" style:font-style-asian="normal" style:font-size-complex="12pt" style:font-style-complex="normal"/>
    </style:style>
    <style:style style:name="T19" style:family="text">
      <style:text-properties fo:font-size="12pt" fo:font-style="normal" style:text-underline-style="none" officeooo:rsid="0045589d" style:font-size-asian="12pt" style:font-style-asian="normal" style:font-size-complex="12pt" style:font-style-complex="normal"/>
    </style:style>
    <style:style style:name="T20" style:family="text">
      <style:text-properties fo:font-size="12pt" fo:font-style="normal" style:text-underline-style="none" officeooo:rsid="0033ce8b" style:font-size-asian="12pt" style:font-style-asian="normal" style:font-size-complex="12pt" style:font-style-complex="normal"/>
    </style:style>
    <style:style style:name="T21" style:family="text">
      <style:text-properties fo:font-size="12pt" fo:font-style="normal" style:text-underline-style="none" officeooo:rsid="00369ff6" style:font-size-asian="12pt" style:font-style-asian="normal" style:font-size-complex="12pt" style:font-style-complex="normal"/>
    </style:style>
    <style:style style:name="T22" style:family="text">
      <style:text-properties fo:font-size="12pt" fo:font-style="normal" style:text-underline-style="none" officeooo:rsid="00498c0e" style:font-size-asian="12pt" style:font-style-asian="normal" style:font-size-complex="12pt" style:font-style-complex="normal"/>
    </style:style>
    <style:style style:name="T23" style:family="text">
      <style:text-properties fo:font-size="12pt" fo:font-style="normal" style:text-underline-style="none" officeooo:rsid="004b70b5" style:font-size-asian="12pt" style:font-style-asian="normal" style:font-size-complex="12pt" style:font-style-complex="normal"/>
    </style:style>
    <style:style style:name="T24" style:family="text">
      <style:text-properties fo:font-size="12pt" fo:font-style="normal" style:text-underline-style="none" officeooo:rsid="004d9523" style:font-size-asian="12pt" style:font-style-asian="normal" style:font-size-complex="12pt" style:font-style-complex="normal"/>
    </style:style>
    <style:style style:name="T25" style:family="text">
      <style:text-properties fo:font-size="12pt" fo:font-style="normal" style:text-underline-style="none" officeooo:rsid="00298b8a" style:font-size-asian="12pt" style:font-style-asian="normal" style:font-size-complex="12pt" style:font-style-complex="normal"/>
    </style:style>
    <style:style style:name="T26" style:family="text">
      <style:text-properties fo:font-size="12pt" fo:font-style="normal" style:text-underline-style="none" officeooo:rsid="005599dc" style:font-size-asian="12pt" style:font-style-asian="normal" style:font-size-complex="12pt" style:font-style-complex="normal"/>
    </style:style>
    <style:style style:name="T27" style:family="text">
      <style:text-properties fo:font-size="12pt" fo:font-style="normal" style:text-underline-style="none" officeooo:rsid="004e84dc" style:font-size-asian="12pt" style:font-style-asian="normal" style:font-size-complex="12pt" style:font-style-complex="normal"/>
    </style:style>
    <style:style style:name="T28" style:family="text">
      <style:text-properties fo:font-size="12pt" fo:font-style="normal" style:text-underline-style="none" officeooo:rsid="00582355" style:font-size-asian="12pt" style:font-style-asian="normal" style:font-size-complex="12pt" style:font-style-complex="normal"/>
    </style:style>
    <style:style style:name="T29" style:family="text">
      <style:text-properties fo:font-size="12pt" fo:font-style="normal" style:text-underline-style="none" officeooo:rsid="00577cca" style:font-size-asian="12pt" style:font-style-asian="normal" style:font-size-complex="12pt" style:font-style-complex="normal"/>
    </style:style>
    <style:style style:name="T30" style:family="text">
      <style:text-properties fo:font-size="12pt" fo:font-style="italic" style:text-underline-style="none" style:font-size-asian="12pt" style:font-style-asian="italic" style:font-size-complex="12pt" style:font-style-complex="italic"/>
    </style:style>
    <style:style style:name="T31" style:family="text">
      <style:text-properties fo:font-size="12pt" fo:font-style="italic" style:text-underline-style="none" officeooo:rsid="0020f7cd" style:font-size-asian="12pt" style:font-style-asian="italic" style:font-size-complex="12pt" style:font-style-complex="italic"/>
    </style:style>
    <style:style style:name="T32" style:family="text">
      <style:text-properties fo:font-size="12pt" fo:font-style="italic" style:text-underline-style="none" officeooo:rsid="00267dbd" style:font-size-asian="12pt" style:font-style-asian="italic" style:font-size-complex="12pt" style:font-style-complex="italic"/>
    </style:style>
    <style:style style:name="T33" style:family="text">
      <style:text-properties fo:font-size="12pt" fo:font-style="italic" style:text-underline-style="none" officeooo:rsid="0031d2aa" style:font-size-asian="12pt" style:font-style-asian="italic" style:font-size-complex="12pt" style:font-style-complex="italic"/>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officeooo:rsid="00298b8a"/>
    </style:style>
    <style:style style:name="T37" style:family="text">
      <style:text-properties officeooo:rsid="003e9362"/>
    </style:style>
    <style:style style:name="T38" style:family="text">
      <style:text-properties officeooo:rsid="003ed6be"/>
    </style:style>
    <style:style style:name="T39" style:family="text">
      <style:text-properties officeooo:rsid="004088c9"/>
    </style:style>
    <style:style style:name="T40" style:family="text">
      <style:text-properties style:font-name="DejaVu Sans" fo:font-size="12pt" fo:font-style="normal" style:text-underline-style="none" officeooo:rsid="00298b8a" style:font-size-asian="12pt" style:font-style-asian="normal" style:font-size-complex="12pt" style:font-style-complex="normal"/>
    </style:style>
    <style:style style:name="T41" style:family="text">
      <style:text-properties style:font-name="DejaVu Sans" fo:font-size="12pt" fo:font-style="normal" style:text-underline-style="none" officeooo:rsid="005599dc" style:font-size-asian="12pt" style:font-style-asian="normal" style:font-size-complex="12pt" style:font-style-complex="normal"/>
    </style:style>
    <style:style style:name="T42" style:family="text">
      <style:text-properties style:font-name="DejaVu Sans" fo:font-size="12pt" fo:font-style="normal" style:text-underline-style="none" officeooo:rsid="004e84dc" style:font-size-asian="12pt" style:font-style-asian="normal" style:font-size-complex="12pt" style:font-style-complex="normal"/>
    </style:style>
    <style:style style:name="T43" style:family="text">
      <style:text-properties style:font-name="DejaVu Sans" fo:font-size="12pt" fo:font-style="normal" style:text-underline-style="none" officeooo:rsid="00577cca" style:font-size-asian="12pt" style:font-style-asian="normal" style:font-size-complex="12pt" style:font-style-complex="normal"/>
    </style:style>
    <style:style style:name="T44" style:family="text">
      <style:text-properties style:font-name="DejaVu Sans" fo:font-size="12pt" fo:font-style="normal" style:text-underline-style="none" officeooo:rsid="00582355" style:font-size-asian="12pt" style:font-style-asian="normal" style:font-size-complex="12pt" style:font-style-complex="normal"/>
    </style:style>
    <style:style style:name="T45" style:family="text">
      <style:text-properties officeooo:rsid="004e7e66"/>
    </style:style>
    <style:style style:name="T46" style:family="text">
      <style:text-properties officeooo:rsid="00577cca"/>
    </style:style>
    <style:style style:name="T47" style:family="text">
      <style:text-properties officeooo:rsid="00582355"/>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PUT<text:span text:style-name="T3">:</text:span></text:p>
      <text:p text:style-name="P4">Startup and Basic Operation</text:p>
      <text:p text:style-name="P2"/>
      <text:p text:style-name="P4"/>
      <text:p text:style-name="P5"><text:span text:style-name="T11">Th</text:span><text:span text:style-name="T15">e synth-duo branch</text:span><text:span text:style-name="T11"> of </text:span><text:span text:style-name="T31">OUTPUT</text:span><text:span text:style-name="T11"> is designed for two networked performers on separate computers. Audio for both performers is synthesized in parallel in both the </text:span><text:span text:style-name="T31">master</text:span><text:span text:style-name="T11"> and </text:span><text:span text:style-name="T31">client</text:span><text:span text:style-name="T11"> patches, and control data is transmitted between performers using TCP on port 57120. If the performers are on separate networks, the </text:span><text:span text:style-name="T31">master</text:span><text:span text:style-name="T11"> performer will need to create a port rule on their router to allow the </text:span><text:span text:style-name="T31">client</text:span><text:span text:style-name="T11"> connection request.</text:span></text:p>
      <text:p text:style-name="P6"/>
      <text:p text:style-name="P28"><text:span text:style-name="T11">T</text:span><text:span text:style-name="T12">he following guide is minimal, but provides enough information to get started with creating music, recording automation data, saving presets, and saving complex scenes.</text:span></text:p>
      <text:p text:style-name="P7"/>
      <text:list xml:id="list1589743314" text:style-name="L1">
        <text:list-item>
          <text:p text:style-name="P29"><text:span text:style-name="T5">P</text:span><text:span text:style-name="T4">ure Data Installation and Dependencies</text:span></text:p>
          <text:list>
            <text:list-item>
              <text:p text:style-name="P36"><text:span text:style-name="T30">OUTPUT</text:span><text:span text:style-name="T10"> requires Pure Data version 0.50-0 or greater</text:span></text:p>
            </text:list-item>
            <text:list-item>
              <text:p text:style-name="P36"><text:span text:style-name="T30">OUTPUT</text:span><text:span text:style-name="T10"> also requires the following externals, which you can install via the Help/Find externals menu option</text:span></text:p>
              <text:list>
                <text:list-item>
                  <text:p text:style-name="P37">hcs</text:p>
                </text:list-item>
                <text:list-item>
                  <text:p text:style-name="P37">motex</text:p>
                </text:list-item>
                <text:list-item>
                  <text:p text:style-name="P37">ofelia</text:p>
                </text:list-item>
                <text:list-item>
                  <text:p text:style-name="P37">tof</text:p>
                </text:list-item>
                <text:list-item>
                  <text:p text:style-name="P37">zexy</text:p>
                </text:list-item>
              </text:list>
            </text:list-item>
          </text:list>
        </text:list-item>
      </text:list>
      <text:p text:style-name="P38"/>
      <text:list xml:id="list174645529848394" text:continue-numbering="true" text:style-name="L1">
        <text:list-item>
          <text:p text:style-name="P30"><text:span text:style-name="T5">S</text:span><text:span text:style-name="T4">tartup</text:span></text:p>
          <text:list>
            <text:list-item>
              <text:p text:style-name="P51"><text:span text:style-name="T13">O</text:span><text:span text:style-name="T14">ne</text:span><text:span text:style-name="T13"> performer s</text:span><text:span text:style-name="T14">hould</text:span><text:span text:style-name="T13"> be </text:span><text:span text:style-name="T14">designated</text:span><text:span text:style-name="T13"> the </text:span><text:span text:style-name="T32">master</text:span><text:span text:style-name="T13"> and t</text:span><text:span text:style-name="T14">he other </text:span><text:span text:style-name="T32">client</text:span></text:p>
            </text:list-item>
            <text:list-item>
              <text:p text:style-name="P8">Each performer should open the OUTPUT-master.pd or OUTPUT-client.pd correspondingly</text:p>
            </text:list-item>
          </text:list>
        </text:list-item>
      </text:list>
      <text:p text:style-name="P9"/>
      <text:list xml:id="list174644783359961" text:continue-numbering="true" text:style-name="L1">
        <text:list-item>
          <text:p text:style-name="P32">MIDI Control</text:p>
          <text:list>
            <text:list-item>
              <text:p text:style-name="P10"><text:span text:style-name="T34">OUTPUT</text:span> has extensive MIDI mappings to control its GUI</text:p>
              <text:list>
                <text:list-item>
                  <text:p text:style-name="P10">See doc/MIDI-mapping.ods for a detailed breakdown <text:span text:style-name="T36">of each MIDI CC index</text:span>, and assign faders and knobs on your MIDI controller(s) accordingly</text:p>
                </text:list-item>
                <text:list-item>
                  <text:p text:style-name="P10">If you own both the Korg nanoKONTROL2 and nanoKONTROL Studio controllers, you can load the following mapping preset files to use a pre-designed layout</text:p>
                  <text:list>
                    <text:list-item>
                      <text:p text:style-name="P39">doc/OUTPUT-settings.nktrl2_data</text:p>
                    </text:list-item>
                    <text:list-item>
                      <text:p text:style-name="P39">doc/OUTPUT-settings.nktrl_st_set</text:p>
                    </text:list-item>
                  </text:list>
                </text:list-item>
              </text:list>
            </text:list-item>
          </text:list>
        </text:list-item>
      </text:list>
      <text:p text:style-name="P40"/>
      <text:p text:style-name="P33"/>
      <text:list xml:id="list174644453679578" text:continue-numbering="true" text:style-name="L1">
        <text:list-item>
          <text:p text:style-name="P58">Computer Keyboard Control</text:p>
          <text:list>
            <text:list-item>
              <text:p text:style-name="P11"><text:span text:style-name="T34">OUTPUT</text:span> also has extensive computer keyboard mappings available as optional methods to control various GUI elements</text:p>
              <text:list>
                <text:list-item>
                  <text:p text:style-name="P11">See doc/computer-keyboard-mapping.ods for a detailed breakdown of each key</text:p>
                </text:list-item>
              </text:list>
            </text:list-item>
            <text:list-item>
              <text:p text:style-name="P52"><text:span text:style-name="T25">Computer keyboard mapping is disabled by default. </text:span><text:span text:style-name="T26">T</text:span><text:span text:style-name="T25">o activate it, c</text:span><text:span text:style-name="T26">lick</text:span><text:span text:style-name="T25"> the toggle box labeled “k” in the lower section of the main patch window </text:span></text:p>
            </text:list-item>
          </text:list>
        </text:list-item>
      </text:list>
      <text:p text:style-name="P12"/>
      <text:list xml:id="list174644430486869" text:continue-numbering="true" text:style-name="L1">
        <text:list-item>
          <text:p text:style-name="P31"><text:span text:style-name="T6">S</text:span><text:span text:style-name="T7">ignal</text:span><text:span text:style-name="T6"> Plots</text:span></text:p>
          <text:list>
            <text:list-item>
              <text:p text:style-name="P13"><text:span text:style-name="T34">OUTPUT</text:span> provides a basic waveform plot of each performer’s signals</text:p>
              <text:list>
                <text:list-item>
                  <text:p text:style-name="P13">Click the “visuals” button in the lower section of the main patch window to show these plots</text:p>
                </text:list-item>
              </text:list>
            </text:list-item>
          </text:list>
        </text:list-item>
      </text:list>
      <text:p text:style-name="P15"/>
      <text:list xml:id="list174643959089117" text:continue-numbering="true" text:style-name="L1">
        <text:list-item>
          <text:p text:style-name="P34">Remote Connection</text:p>
          <text:list>
            <text:list-item>
              <text:p text:style-name="P13">An <text:span text:style-name="T34">OUTPUT</text:span> session requires a network connection between the <text:span text:style-name="T34">client</text:span> and <text:span text:style-name="T34">master</text:span></text:p>
            </text:list-item>
            <text:list-item>
              <text:p text:style-name="P13">The <text:span text:style-name="T34">client</text:span> can connect to the <text:span text:style-name="T34">master</text:span> by entering the <text:span text:style-name="T34">master</text:span>’s public IP address in the red panel at the bottom of the OUTPUT-client.pd patch window.</text:p>
              <text:list>
                <text:list-item>
                  <text:p text:style-name="P13">To enter an IP, you must click on the IP field, type the IP, then hit enter</text:p>
                </text:list-item>
                <text:list-item>
                  <text:p text:style-name="P13">To make the connection, click the “connect” toggle</text:p>
                </text:list-item>
                <text:list-item>
                  <text:p text:style-name="P13">If connection is successful, the red panel will turn green</text:p>
                </text:list-item>
              </text:list>
            </text:list-item>
          </text:list>
        </text:list-item>
      </text:list>
      <text:p text:style-name="P14"/>
      <text:list xml:id="list174644993726006" text:continue-numbering="true" text:style-name="L1">
        <text:list-item>
          <text:p text:style-name="P31"><text:span text:style-name="T6">A</text:span><text:span text:style-name="T9">lgorithm</text:span><text:span text:style-name="T6"> Players</text:span></text:p>
          <text:list>
            <text:list-item>
              <text:p text:style-name="P53"><text:span text:style-name="T16">Each </text:span><text:span text:style-name="T33">OUTPUT</text:span><text:span text:style-name="T16"> performer </text:span><text:span text:style-name="T17">has access to</text:span><text:span text:style-name="T16"> two bytebeat algorithm players f</text:span><text:span text:style-name="T18">or</text:span><text:span text:style-name="T16"> generat</text:span><text:span text:style-name="T18">ing</text:span><text:span text:style-name="T16"> audio</text:span></text:p>
            </text:list-item>
            <text:list-item>
              <text:p text:style-name="P53"><text:span text:style-name="T16">For both the </text:span><text:span text:style-name="T33">master</text:span><text:span text:style-name="T16"> and </text:span><text:span text:style-name="T33">client</text:span><text:span text:style-name="T16"> performer, the two algorithm players w</text:span><text:span text:style-name="T19">ill be</text:span><text:span text:style-name="T16"> referred to </text:span><text:span text:style-name="T22">below </text:span><text:span text:style-name="T16">as A and B</text:span></text:p>
            </text:list-item>
            <text:list-item>
              <text:p text:style-name="P54"><text:span text:style-name="T20">Each </text:span><text:span text:style-name="T21">algorithm </text:span><text:span text:style-name="T20">player has d</text:span><text:span text:style-name="T19">ozens of</text:span><text:span text:style-name="T20"> </text:span><text:span text:style-name="T23">GUI </text:span><text:span text:style-name="T20">controls </text:span><text:span text:style-name="T19">shown </text:span><text:span text:style-name="T20">in the main patch window</text:span></text:p>
              <text:list>
                <text:list-item>
                  <text:p text:style-name="P57"><text:span text:style-name="T20">T</text:span><text:span text:style-name="T10">he upper control panel row is for player A</text:span></text:p>
                </text:list-item>
                <text:list-item>
                  <text:p text:style-name="P16">The lower control panel row is for player B</text:p>
                </text:list-item>
              </text:list>
            </text:list-item>
            <text:list-item>
              <text:p text:style-name="P55"><text:span text:style-name="T21">Performers can toggle a</text:span><text:span text:style-name="T24">ctive MIDI control of</text:span><text:span text:style-name="T21"> their A or B algorithm player using assigned MIDI controls or the computer keyboard’s space bar</text:span></text:p>
              <text:list>
                <text:list-item>
                  <text:p text:style-name="P17">The <text:span text:style-name="T45">currently </text:span>active algorithm player’s control panel will be highlighted with a pink panel</text:p>
                </text:list-item>
                <text:list-item>
                  <text:p text:style-name="P17">When a given algorithm player is active, MIDI controls and the computer keyboard affect the parameters of that player only</text:p>
                </text:list-item>
              </text:list>
            </text:list-item>
          </text:list>
        </text:list-item>
      </text:list>
      <text:p text:style-name="P18"/>
      <text:p text:style-name="P35"/>
      <text:list xml:id="list174645959448614" text:continue-numbering="true" text:style-name="L1">
        <text:list-item>
          <text:p text:style-name="P59">Player Parameters</text:p>
          <text:list>
            <text:list-item>
              <text:p text:style-name="P19">The primary algorithm player GUI elements in the control panel affect many different parameters</text:p>
              <text:list>
                <text:list-item>
                  <text:p text:style-name="P19">Gain</text:p>
                </text:list-item>
                <text:list-item>
                  <text:p text:style-name="P19">Muting</text:p>
                </text:list-item>
                <text:list-item>
                  <text:p text:style-name="P19">Algorithm choice</text:p>
                  <text:list>
                    <text:list-item>
                      <text:p text:style-name="P41">OUTPUT includes 123 bytebeat algorithms, which can be selected with the algo-select number box via indices 0-122</text:p>
                    </text:list-item>
                    <text:list-item>
                      <text:p text:style-name="P41">These algorithms are stored in doc/outputAlgorithms.txt, and users are free to edit, add, or remove the contents</text:p>
                      <text:list>
                        <text:list-item>
                          <text:p text:style-name="P41">For consistent results on both the <text:span text:style-name="T34">master</text:span> and <text:span text:style-name="T34">client</text:span> side, the contents of this file should be identical on both performers’ computers</text:p>
                        </text:list-item>
                      </text:list>
                    </text:list-item>
                  </text:list>
                </text:list-item>
                <text:list-item>
                  <text:p text:style-name="P19">Bit depth</text:p>
                  <text:list>
                    <text:list-item>
                      <text:p text:style-name="P42">The output of bytebeat algorithms can be interpreted at any bit depth between 1 and 24</text:p>
                    </text:list-item>
                  </text:list>
                </text:list-item>
                <text:list-item>
                  <text:p text:style-name="P19">Reverb dry/wet and liveness</text:p>
                </text:list-item>
                <text:list-item>
                  <text:p text:style-name="P19">Interpolation</text:p>
                  <text:list>
                    <text:list-item>
                      <text:p text:style-name="P42">The raw output of bytebeat algorithms is often harsh and has jagged waveform edges. Turn interpolation on in order to smooth these out and get a warmer sound</text:p>
                    </text:list-item>
                  </text:list>
                </text:list-item>
                <text:list-item>
                  <text:p text:style-name="P19">ASR keyboard</text:p>
                  <text:list>
                    <text:list-item>
                      <text:p text:style-name="P43">Each algorithm player produces signal constantly. The ASR keyboard feature only allows signal through when a MIDI keyboard note is active</text:p>
                    </text:list-item>
                    <text:list-item>
                      <text:p text:style-name="P43">The GUI slider just above the ASR keyboard toggle controls the attack/release time of this process</text:p>
                    </text:list-item>
                  </text:list>
                </text:list-item>
                <text:list-item>
                  <text:p text:style-name="P19">Spatial panning position</text:p>
                </text:list-item>
                <text:list-item>
                  <text:p text:style-name="P19">Spatial panning width</text:p>
                  <text:list>
                    <text:list-item>
                      <text:p text:style-name="P44">Spatial panning position and width function as expected</text:p>
                    </text:list-item>
                    <text:list-item>
                      <text:p text:style-name="P44">By default, the synth-duo branch of <text:span text:style-name="T34">OUTPUT</text:span> launches in stereo mode, indicated by the active toggle labeled “s” in the lower right of the main patch window</text:p>
                    </text:list-item>
                    <text:list-item>
                      <text:p text:style-name="P44">Deactivating this stereo toggle enables 8-channel surround mode</text:p>
                    </text:list-item>
                  </text:list>
                </text:list-item>
                <text:list-item>
                  <text:p text:style-name="P19">Time location</text:p>
                  <text:list>
                    <text:list-item>
                      <text:p text:style-name="P44">Signal produced by a given bytebeat algorithm can vary tremendously depending on the current time position</text:p>
                    </text:list-item>
                    <text:list-item>
                      <text:p text:style-name="P44">The GUI number box labeled “t” indicates the current time position in samples</text:p>
                    </text:list-item>
                    <text:list-item>
                      <text:p text:style-name="P44">The GUI number box labeled “m” controls time position in minutes</text:p>
                    </text:list-item>
                  </text:list>
                </text:list-item>
                <text:list-item>
                  <text:p text:style-name="P19">Time direction</text:p>
                  <text:list>
                    <text:list-item>
                      <text:p text:style-name="P44">Bytebeat algorithm players play forwards in time by default, but can play backwards when the GUI toggle labeled “t-rev” is activated</text:p>
                    </text:list-item>
                  </text:list>
                </text:list-item>
                <text:list-item>
                  <text:p text:style-name="P19">Loop record</text:p>
                  <text:list>
                    <text:list-item>
                      <text:p text:style-name="P44">It is possible to loop playback between a desired start and end time point</text:p>
                    </text:list-item>
                    <text:list-item>
                      <text:p text:style-name="P44">Activating the GUI toggle labeled “loopRec” sets the start time of the loop, and deactivating it sets the end time</text:p>
                      <text:list>
                        <text:list-item>
                          <text:p text:style-name="P44">looping playback begins immediately after the end time is set</text:p>
                        </text:list-item>
                      </text:list>
                    </text:list-item>
                    <text:list-item>
                      <text:p text:style-name="P44">To clear a loop, click the purple button in the same region of the control panel</text:p>
                    </text:list-item>
                  </text:list>
                </text:list-item>
              </text:list>
            </text:list-item>
          </text:list>
        </text:list-item>
      </text:list>
      <text:p text:style-name="P20"/>
      <text:list xml:id="list174645700656425" text:continue-numbering="true" text:style-name="L1">
        <text:list-item>
          <text:list>
            <text:list-item>
              <text:list>
                <text:list-item>
                  <text:p text:style-name="P60">Tempo</text:p>
                  <text:list>
                    <text:list-item>
                      <text:p text:style-name="P44">The playback speed of an algorithm player is controlled with the tempo setting</text:p>
                    </text:list-item>
                    <text:list-item>
                      <text:p text:style-name="P44">Tempo can range from 1BPM to 240BPM, however the definition of a “beat” varies from one bytebeat algorithm to the next</text:p>
                    </text:list-item>
                    <text:list-item>
                      <text:p text:style-name="P44">This parameter is better described as “speed”, and future versions will likely implement this change in label</text:p>
                    </text:list-item>
                    <text:list-item>
                      <text:p text:style-name="P44">Note that tempo (speed) changes affect both pitch and speed, so this parameter can also be thought of as “pitch”</text:p>
                      <text:list>
                        <text:list-item>
                          <text:p text:style-name="P44">The technical parameter behind this aspect of controlling bytebeat algorithm playback is simply sampling rate</text:p>
                        </text:list-item>
                        <text:list-item>
                          <text:p text:style-name="P44">Choosing one description of this parameter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item>
                  <text:p text:style-name="P19">Pitch bend</text:p>
                  <text:list>
                    <text:list-item>
                      <text:p text:style-name="P45">Slight changes to the tempo parameter can be made using the pitch bend wheel on your MIDI keyboard</text:p>
                    </text:list-item>
                  </text:list>
                </text:list-item>
                <text:list-item>
                  <text:p text:style-name="P19">Pitch bend range</text:p>
                  <text:list>
                    <text:list-item>
                      <text:p text:style-name="P45">The range of pitch/<text:span text:style-name="T37">tempo</text:span> bending can be set from 1-51BPM</text:p>
                    </text:list-item>
                  </text:list>
                </text:list-item>
                <text:list-item>
                  <text:p text:style-name="P19">Tempo sync to another algorithm player</text:p>
                  <text:list>
                    <text:list-item>
                      <text:p text:style-name="P46">Lock tempo with any of the other algorithm players using the 4-element GUI radio button</text:p>
                      <text:list>
                        <text:list-item>
                          <text:p text:style-name="P50"><text:span text:style-name="T8">T</text:span><text:span text:style-name="T4">here are 4 players (0 and 1 for </text:span><text:span text:style-name="T35">master</text:span><text:span text:style-name="T4">; 2 and 3 for </text:span><text:span text:style-name="T35">client</text:span><text:span text:style-name="T4">) and 4 corresponding radio buttons</text:span></text:p>
                        </text:list-item>
                      </text:list>
                    </text:list-item>
                  </text:list>
                </text:list-item>
                <text:list-item>
                  <text:p text:style-name="P19">Time sync to another algorithm player</text:p>
                  <text:list>
                    <text:list-item>
                      <text:p text:style-name="P46">Jump to the same time location as any other algorithm player using a similar 4-element GUI radio button</text:p>
                    </text:list-item>
                    <text:list-item>
                      <text:p text:style-name="P46">If tempo is already locked to a given player, jumping to that player’s time location will keep time flow parallel between the two players</text:p>
                    </text:list-item>
                  </text:list>
                </text:list-item>
                <text:list-item>
                  <text:p text:style-name="P19">Clone settings of another algorithm player</text:p>
                  <text:list>
                    <text:list-item>
                      <text:p text:style-name="P46">C<text:span text:style-name="T38">l</text:span>one all settings of another algorithm player using this 4-element GUI radio button <text:span text:style-name="T38">to exactly reproduce the output of another player</text:span></text:p>
                    </text:list-item>
                    <text:list-item>
                      <text:p text:style-name="P47">Note that any parameter changes (manual or automated) will <text:span text:style-name="T39">break exact reproduction</text:span></text:p>
                    </text:list-item>
                  </text:list>
                </text:list-item>
              </text:list>
            </text:list-item>
          </text:list>
        </text:list-item>
      </text:list>
      <text:p text:style-name="P48"/>
      <text:list xml:id="list174644631960077" text:continue-numbering="true" text:style-name="L1">
        <text:list-item>
          <text:p text:style-name="P34">Algorithm Parameters</text:p>
          <text:list>
            <text:list-item>
              <text:p text:style-name="P21">The right side of each algorithm player’s control panel contains GUI controls to adjust the free parameters of the active algorithm</text:p>
            </text:list-item>
            <text:list-item>
              <text:p text:style-name="P21">The number of free parameters varies from algorithm to algorithm, but the maximum is 10</text:p>
            </text:list-item>
            <text:list-item>
              <text:p text:style-name="P21">The +/- buttons above each free parameter number box increment and decrement that parameter for fine tuning</text:p>
            </text:list-item>
            <text:list-item>
              <text:p text:style-name="P21">The +/- buttons will be colored yellow for all <text:span text:style-name="T47">valid </text:span>free parameters of the active algorithm</text:p>
              <text:list>
                <text:list-item>
                  <text:p text:style-name="P56"><text:span text:style-name="T27">Adjusting i</text:span><text:span text:style-name="T28">nvalid</text:span><text:span text:style-name="T27"> free parameter </text:span><text:span text:style-name="T29">controls</text:span><text:span text:style-name="T27"> will have no effect</text:span></text:p>
                </text:list-item>
              </text:list>
            </text:list-item>
          </text:list>
        </text:list-item>
      </text:list>
      <text:p text:style-name="P22"/>
      <text:list xml:id="list174645620855548" text:continue-numbering="true" text:style-name="L1">
        <text:list-item>
          <text:list>
            <text:list-item>
              <text:p text:style-name="P61">The button below each free parameter GUI control will randomize that parameter according to the current random range in the number box just below</text:p>
            </text:list-item>
            <text:list-item>
              <text:p text:style-name="P21">The “randomize” button in the lower left randomizes all free parameters at once</text:p>
            </text:list-item>
          </text:list>
        </text:list-item>
      </text:list>
      <text:p text:style-name="P22"/>
      <text:list xml:id="list174644384261331" text:continue-numbering="true" text:style-name="L1">
        <text:list-item>
          <text:p text:style-name="P34">Preset Loading and Saving</text:p>
          <text:list>
            <text:list-item>
              <text:p text:style-name="P23">The “save” and “load” buttons at the right of each algorithm player’s control panel save and load presets containing the following algorithm player settings:</text:p>
              <text:list>
                <text:list-item>
                  <text:p text:style-name="P23">algorithm choice</text:p>
                </text:list-item>
                <text:list-item>
                  <text:p text:style-name="P23">free parameter values</text:p>
                </text:list-item>
                <text:list-item>
                  <text:p text:style-name="P23">bit depth</text:p>
                </text:list-item>
                <text:list-item>
                  <text:p text:style-name="P23">sampling rate (i.e., tempo/pitch)</text:p>
                </text:list-item>
                <text:list-item>
                  <text:p text:style-name="P23">time location</text:p>
                </text:list-item>
                <text:list-item>
                  <text:p text:style-name="P23">loop points</text:p>
                </text:list-item>
                <text:list-item>
                  <text:p text:style-name="P23">time direction</text:p>
                </text:list-item>
                <text:list-item>
                  <text:p text:style-name="P23">interpolation</text:p>
                </text:list-item>
              </text:list>
            </text:list-item>
            <text:list-item>
              <text:p text:style-name="P23">Preset files are human-readable and -editable, and are stored in the algo-presets directory by default</text:p>
            </text:list-item>
            <text:list-item>
              <text:p text:style-name="P23">The purple “r” button refreshes the most recently loaded preset</text:p>
            </text:list-item>
            <text:list-item>
              <text:p text:style-name="P23">The “load” button activates a popup menu listing all preset files in the algo-presets directory</text:p>
            </text:list-item>
            <text:list-item>
              <text:p text:style-name="P23">The “*” button to the right brings up a system dialog for navigation to any directory and preset file choice</text:p>
            </text:list-item>
          </text:list>
        </text:list-item>
      </text:list>
      <text:p text:style-name="P24"/>
      <text:list xml:id="list174645702617519" text:continue-numbering="true" text:style-name="L1">
        <text:list-item>
          <text:p text:style-name="P34">Automation Recording</text:p>
          <text:list>
            <text:list-item>
              <text:p text:style-name="P25">Parameter automation is a powerful tool for creating dynamic audio from otherwise repetitive algorithmic output</text:p>
            </text:list-item>
            <text:list-item>
              <text:p text:style-name="P25">Automation is only possible when using a MIDI controller</text:p>
            </text:list-item>
            <text:list-item>
              <text:p text:style-name="P25">To record automation data for a given parameter:</text:p>
              <text:list>
                <text:list-item>
                  <text:p text:style-name="P25">Move the MIDI control for the parameter you wish to record</text:p>
                </text:list-item>
                <text:list-item>
                  <text:p text:style-name="P25">Press and hold the MIDI control button assigned to automation record (this is MIDI CC 124: see doc/MIDI-mapping.ods)</text:p>
                </text:list-item>
                <text:list-item>
                  <text:p text:style-name="P25">While the automation record MIDI control button is depressed, move the MIDI control for the parameter you wish to record</text:p>
                </text:list-item>
                <text:list-item>
                  <text:p text:style-name="P25">To stop recording, release the automation record MIDI control button and stop moving the MIDI control for the parameter you were recording</text:p>
                </text:list-item>
                <text:list-item>
                  <text:p text:style-name="P25">Automation data playback begins immediately, and will loop indefinitely</text:p>
                </text:list-item>
                <text:list-item>
                  <text:p text:style-name="P25">To stop automation playback, move the MIDI control for the automated parameter</text:p>
                </text:list-item>
              </text:list>
            </text:list-item>
          </text:list>
        </text:list-item>
      </text:list>
      <text:p text:style-name="P26"/>
      <text:p text:style-name="P35"/>
      <text:list xml:id="list174645680700888" text:continue-numbering="true" text:style-name="L1">
        <text:list-item>
          <text:p text:style-name="P59">Scene Loading and Saving</text:p>
          <text:list>
            <text:list-item>
              <text:p text:style-name="P27">Scene saving captures all aspects of the performer’s algorithm players except gain</text:p>
              <text:list>
                <text:list-item>
                  <text:p text:style-name="P27">When a scene is loaded, current gain levels of players A and B will not change.</text:p>
                  <text:list>
                    <text:list-item>
                      <text:p text:style-name="P49">This allows silent loading of a scene to avoid unintentionally sudden changes</text:p>
                    </text:list-item>
                  </text:list>
                </text:list-item>
              </text:list>
            </text:list-item>
            <text:list-item>
              <text:p text:style-name="P27">The red and green buttons in the bottom of the main patch window save and load scenes respectively</text:p>
            </text:list-item>
            <text:list-item>
              <text:p text:style-name="P27">Upon saving, a new directory is created in the OUTPUT/scenes directory</text:p>
            </text:list-item>
            <text:list-item>
              <text:p text:style-name="P27">Each scene directory contains algorithm player presets for players A and B, automation data for players A and B, and additional scene data.</text:p>
              <text:list>
                <text:list-item>
                  <text:p text:style-name="P27">Apart from the algorithm player presets, these files are not designed to be edited</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f7677"/>
    </style:style>
    <style:style style:name="MT1" style:family="text">
      <style:text-properties fo:color="#cccccc" style:font-name="DejaVu Sans" fo:font-size="10pt" officeooo:rsid="002bdf73" style:font-size-asian="10pt" style:font-size-complex="10pt"/>
    </style:style>
    <style:style style:name="MT2" style:family="text">
      <style:text-properties fo:color="#cccccc" style:font-name="DejaVu Sans" fo:font-size="10pt" officeooo:rsid="001f7677"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E</text:span><text:span text:style-name="MT2">dited on September 5, 202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5T10:39:28.343063751</meta:creation-date>
    <dc:date>2020-09-05T17:46:43.749761969</dc:date>
    <meta:editing-duration>PT2H35M24S</meta:editing-duration>
    <meta:editing-cycles>55</meta:editing-cycles>
    <meta:generator>LibreOffice/6.3.6.2$MacOSX_X86_64 LibreOffice_project/2196df99b074d8a661f4036fca8fa0cbfa33a497</meta:generator>
    <meta:document-statistic meta:table-count="0" meta:image-count="0" meta:object-count="0" meta:page-count="6" meta:paragraph-count="136" meta:word-count="1724" meta:character-count="10174" meta:non-whitespace-character-count="8716"/>
  </office:meta>
</office:document-meta>
</file>